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7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68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  <text:p text:style-name="P57"/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68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><draw:line text:anchor-type="paragraph" draw:z-index="13" draw:name="Shape3_9" draw:style-name="gr1" draw:text-style-name="P68" svg:x1="0.0354in" svg:y1="0.1925in" svg:x2="3.8311in" svg:y2="0.1925in"><text:p/></draw:line></text:p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68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68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68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68" svg:x1="0.0827in" svg:y1="0.1811in" svg:x2="3.3693in" svg:y2="0.1811in"><text:p/></draw:line><draw:line text:anchor-type="paragraph" draw:z-index="14" draw:name="Shape3_10" draw:style-name="gr1" draw:text-style-name="P68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5"><draw:line text:anchor-type="paragraph" draw:z-index="16" draw:name="Shape3_12" draw:style-name="gr1" draw:text-style-name="P6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4"><draw:line text:anchor-type="paragraph" draw:z-index="17" draw:name="Shape3_13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68" svg:x1="1.9563in" svg:y1="0.2067in" svg:x2="3.3689in" svg:y2="0.202in"><text:p/></draw:line><draw:line text:anchor-type="paragraph" draw:z-index="18" draw:name="Shape3_14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26:21.818000000</dc:date>
    <meta:editing-duration>P1DT17H24M47S</meta:editing-duration>
    <meta:editing-cycles>938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